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-color="#ffff00" draw:textarea-horizontal-align="justify" draw:textarea-vertical-align="middle" draw:auto-grow-height="false" fo:min-height="0.702cm" fo:min-width="3.31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263cm"/>
      <style:paragraph-properties style:writing-mode="lr-tb"/>
    </style:style>
    <style:style style:name="gr3" style:family="graphic" style:parent-style-name="standard">
      <style:graphic-properties svg:stroke-color="#000000" draw:fill-color="#ccff00" draw:textarea-horizontal-align="justify" draw:textarea-vertical-align="middle" draw:auto-grow-height="false" fo:min-height="0.702cm" fo:min-width="3.311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31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3.311cm"/>
      <style:paragraph-properties style:writing-mode="lr-tb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02cm" fo:min-width="4.262cm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="Arrowheads_20_17" draw:marker-end-width="0.254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Long_20_Dash" svg:stroke-width="0.053cm" svg:stroke-color="#000000" draw:marker-start-width="0.279cm" draw:marker-end="Arrowheads_20_18" draw:marker-end-width="0.254cm" svg:stroke-linecap="butt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28cm" svg:stroke-color="#000000" draw:marker-start-width="0.242cm" draw:marker-end="Arrowheads_20_19" draw:marker-end-width="0.254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000000" draw:marker-start-width="0.242cm" draw:marker-end="Arrowheads_20_20" draw:marker-end-width="0.254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-width="0.279cm" draw:marker-end="Arrowheads_20_21" draw:marker-end-width="0.254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02cm" fo:min-width="3.311cm"/>
      <style:paragraph-properties style:writing-mode="lr-tb"/>
    </style:style>
    <style:style style:name="gr13" style:family="graphic" style:parent-style-name="objectwithoutfill">
      <style:graphic-properties svg:stroke-width="0.028cm" svg:stroke-color="#000000" draw:marker-start-width="0.242cm" draw:marker-end="Arrowheads_20_22" draw:marker-end-width="0.254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000000" draw:marker-start-width="0.242cm" draw:marker-end="Arrowheads_20_23" draw:marker-end-width="0.254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0000" draw:marker-start-width="0.242cm" draw:marker-end="Arrowheads_20_24" draw:marker-end-width="0.254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svg:stroke-color="#000000" draw:marker-start-width="0.242cm" draw:marker-end="Arrowheads_20_25" draw:marker-end-width="0.254cm" draw:fill="none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000000" draw:marker-start-width="0.242cm" draw:marker-end="Arrowheads_20_26" draw:marker-end-width="0.254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11pt" fo:font-weight="bold"/>
    </style:style>
    <style:style style:name="P2" style:family="paragraph">
      <loext:graphic-properties draw:fill-color="#ffff00"/>
      <style:paragraph-properties fo:text-align="center" style:writing-mode="lr-tb"/>
      <style:text-properties style:font-name="Liberation Sans1" fo:font-size="11pt" fo:font-weight="bold"/>
    </style:style>
    <style:style style:name="P3" style:family="paragraph">
      <style:paragraph-properties fo:text-align="center" style:writing-mode="lr-tb"/>
      <style:text-properties style:font-name="Liberation Sans1" fo:font-size="12pt" fo:font-weight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Liberation Sans1" fo:font-size="12pt" fo:font-weight="bold"/>
    </style:style>
    <style:style style:name="P5" style:family="paragraph">
      <loext:graphic-properties draw:fill-color="#ccff00"/>
      <style:paragraph-properties fo:text-align="center" style:writing-mode="lr-tb"/>
      <style:text-properties style:font-name="Liberation Sans1" fo:font-size="12pt" fo:font-weight="bold"/>
    </style:style>
    <style:style style:name="P6" style:family="paragraph">
      <loext:graphic-properties draw:fill="solid" draw:fill-color="#dddddd"/>
      <style:paragraph-properties fo:text-align="center" style:writing-mode="lr-tb"/>
      <style:text-properties style:font-name="Liberation Sans1" fo:font-size="12pt" fo:font-weight="bold"/>
    </style:style>
    <style:style style:name="P7" style:family="paragraph">
      <loext:graphic-properties draw:fill="none"/>
      <style:paragraph-properties fo:text-align="center"/>
      <style:text-properties style:font-name="Liberation Sans1" fo:font-weight="bold"/>
    </style:style>
    <style:style style:name="P8" style:family="paragraph">
      <style:text-properties fo:font-size="7pt" fo:font-weight="bold"/>
    </style:style>
    <style:style style:name="P9" style:family="paragraph">
      <loext:graphic-properties draw:fill="none" draw:fill-color="#ffffff"/>
      <style:text-properties fo:font-size="7pt" fo:font-weight="bold"/>
    </style:style>
    <style:style style:name="T1" style:family="text">
      <style:text-properties style:font-name="Liberation Sans1" fo:font-size="11pt" fo:font-weight="bold"/>
    </style:style>
    <style:style style:name="T2" style:family="text">
      <style:text-properties style:font-name="Liberation Sans1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1cm" svg:height="0.952cm" svg:x="9.206cm" svg:y="0.317cm">
          <text:p text:style-name="P1"><text:span text:style-name="T1">fields_view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763cm" svg:height="0.952cm" svg:x="1.905cm" svg:y="3.175cm">
          <text:p text:style-name="P3"><text:span text:style-name="T2">fields_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3.811cm" svg:height="0.952cm" svg:x="11.746cm" svg:y="3.175cm">
          <text:p text:style-name="P3"><text:span text:style-name="T2">fields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3.81cm" svg:height="0.952cm" svg:x="13.652cm" svg:y="6.032cm">
          <text:p text:style-name="P3"><text:span text:style-name="T2">field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3.811cm" svg:height="0.952cm" svg:x="0.317cm" svg:y="6.033cm">
          <text:p text:style-name="P3"><text:span text:style-name="T2">request_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811cm" svg:height="0.952cm" svg:x="4.762cm" svg:y="6.033cm">
          <text:p text:style-name="P3"><text:span text:style-name="T2">response_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3" draw:id="id3" draw:layer="layout" svg:width="4.762cm" svg:height="0.952cm" svg:x="6.35cm" svg:y="3.175cm">
          <text:p text:style-name="P3"><text:span text:style-name="T2">message_view_base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1.111cm" svg:y1="1.269cm" svg:x2="3.786cm" svg:y2="3.175cm" draw:start-shape="id1" draw:start-glue-point="2" draw:end-shape="id2" draw:end-glue-point="0" svg:d="M11111 1269l-7325 1906" svg:viewBox="0 0 7326 1907">
          <text:p/>
        </draw:connector>
        <draw:connector draw:style-name="gr8" draw:text-style-name="P7" draw:layer="layout" draw:type="line" svg:x1="11.111cm" svg:y1="1.269cm" svg:x2="8.731cm" svg:y2="3.175cm" draw:start-shape="id1" draw:start-glue-point="2" draw:end-shape="id3" draw:end-glue-point="0" svg:d="M11111 1269l-2380 1906" svg:viewBox="0 0 2381 1907">
          <text:p/>
        </draw:connector>
        <draw:connector draw:style-name="gr9" draw:text-style-name="P7" draw:layer="layout" draw:type="line" svg:x1="8.731cm" svg:y1="4.127cm" svg:x2="2.222cm" svg:y2="6.033cm" draw:start-shape="id3" draw:start-glue-point="2" draw:end-shape="id4" draw:end-glue-point="0" svg:d="M8731 4127l-6509 1906" svg:viewBox="0 0 6510 1907">
          <text:p/>
        </draw:connector>
        <draw:connector draw:style-name="gr10" draw:text-style-name="P7" draw:layer="layout" draw:type="line" svg:x1="8.731cm" svg:y1="4.127cm" svg:x2="6.667cm" svg:y2="6.033cm" draw:start-shape="id3" draw:start-glue-point="2" draw:end-shape="id5" draw:end-glue-point="0" svg:d="M8731 4127l-2064 1906" svg:viewBox="0 0 2065 1907">
          <text:p/>
        </draw:connector>
        <draw:connector draw:style-name="gr11" draw:text-style-name="P7" draw:layer="layout" draw:type="line" svg:x1="11.111cm" svg:y1="1.269cm" svg:x2="13.651cm" svg:y2="3.175cm" draw:start-shape="id1" draw:start-glue-point="2" draw:end-shape="id6" draw:end-glue-point="0" svg:d="M11111 1269l2540 1906" svg:viewBox="0 0 2541 1907">
          <text:p/>
        </draw:connector>
        <draw:custom-shape draw:style-name="gr12" draw:text-style-name="P6" xml:id="id7" draw:id="id7" draw:layer="layout" svg:width="3.811cm" svg:height="0.952cm" svg:x="9.206cm" svg:y="6.032cm">
          <text:p text:style-name="P3"><text:span text:style-name="T2">message_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13.651cm" svg:y1="4.127cm" svg:x2="11.111cm" svg:y2="6.032cm" draw:start-shape="id6" draw:start-glue-point="2" draw:end-shape="id7" draw:end-glue-point="0" svg:d="M13651 4127l-2540 1905" svg:viewBox="0 0 2541 1906">
          <text:p/>
        </draw:connector>
        <draw:custom-shape draw:style-name="gr4" draw:text-style-name="P4" xml:id="id9" draw:id="id9" draw:layer="layout" svg:width="3.81cm" svg:height="0.952cm" svg:x="6.984cm" svg:y="8.89cm">
          <text:p text:style-name="P3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line" svg:x1="13.651cm" svg:y1="4.127cm" svg:x2="15.557cm" svg:y2="6.032cm" draw:start-shape="id6" draw:start-glue-point="2" draw:end-shape="id8" draw:end-glue-point="0" svg:d="M13651 4127l1906 1905" svg:viewBox="0 0 1907 1906">
          <text:p/>
        </draw:connector>
        <draw:custom-shape draw:style-name="gr4" draw:text-style-name="P4" xml:id="id10" draw:id="id10" draw:layer="layout" svg:width="3.81cm" svg:height="0.952cm" svg:x="11.429cm" svg:y="8.89cm">
          <text:p text:style-name="P3"><text:span text:style-name="T2">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7" draw:layer="layout" draw:type="line" svg:x1="11.111cm" svg:y1="6.984cm" svg:x2="8.889cm" svg:y2="8.89cm" draw:start-shape="id7" draw:start-glue-point="2" draw:end-shape="id9" draw:end-glue-point="0" svg:d="M11111 6984l-2222 1906" svg:viewBox="0 0 2223 1907">
          <text:p/>
        </draw:connector>
        <draw:connector draw:style-name="gr16" draw:text-style-name="P7" draw:layer="layout" draw:type="line" svg:x1="11.111cm" svg:y1="6.984cm" svg:x2="13.334cm" svg:y2="8.89cm" draw:start-shape="id7" draw:start-glue-point="2" draw:end-shape="id10" draw:end-glue-point="0" svg:d="M11111 6984l2223 1906" svg:viewBox="0 0 2224 1907">
          <text:p/>
        </draw:connector>
        <draw:connector draw:style-name="gr17" draw:text-style-name="P7" draw:layer="layout" draw:type="line" svg:x1="8.731cm" svg:y1="4.127cm" svg:x2="11.111cm" svg:y2="6.032cm" draw:start-shape="id3" draw:start-glue-point="2" draw:end-shape="id7" draw:end-glue-point="0" svg:d="M8731 4127l2380 1905" svg:viewBox="0 0 2381 1906">
          <text:p/>
        </draw:connector>
        <draw:frame draw:style-name="gr18" draw:text-style-name="P9" draw:layer="layout" svg:width="1.472cm" svg:height="0.526cm" svg:x="12.498cm" svg:y="2.014cm">
          <draw:text-box>
            <text:p text:style-name="P8">virtual</text:p>
          </draw:text-box>
        </draw:frame>
        <draw:frame draw:style-name="gr18" draw:text-style-name="P9" draw:layer="layout" svg:width="1.27cm" svg:height="0.526cm" svg:x="9.842cm" svg:y="2.014cm">
          <draw:text-box>
            <text:p text:style-name="P8">virtual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marker draw:name="Concave_20_short" draw:display-name="Concave short" svg:viewBox="0 826 1131 754" svg:d="M566 826l-566 754 114-85 136-68 148-46 161-17 161 13 153 46 140 68 118 89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9T17:23:02.686000000</meta:creation-date>
    <dc:date>2022-08-20T17:22:31.906000000</dc:date>
    <meta:editing-duration>PT50M25S</meta:editing-duration>
    <meta:editing-cycles>4</meta:editing-cycles>
    <meta:generator>LibreOffice/7.3.3.2$Windows_X86_64 LibreOffice_project/d1d0ea68f081ee2800a922cac8f79445e4603348</meta:generator>
    <meta:document-statistic meta:object-count="22"/>
  </office:meta>
</office:document-meta>
</file>